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Looped Lao Bold" svg:font-family="'Noto Looped Lao Bold'" style:font-pitch="variable"/>
    <style:font-face style:name="Noto Sans Buginese" svg:font-family="'Noto Sans Buginese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Grantha" svg:font-family="'Noto Sans Grantha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1de" officeooo:paragraph-rsid="001e41de"/>
    </style:style>
    <style:style style:name="P2" style:family="paragraph" style:parent-style-name="Standard">
      <style:text-properties officeooo:rsid="001f65b5" officeooo:paragraph-rsid="001f65b5"/>
    </style:style>
    <style:style style:name="P3" style:family="paragraph" style:parent-style-name="Standard">
      <style:text-properties style:font-name="Liberation Sans Narrow" officeooo:rsid="001e41de" officeooo:paragraph-rsid="001e41de"/>
    </style:style>
    <style:style style:name="P4" style:family="paragraph" style:parent-style-name="Standard">
      <style:text-properties style:font-name="Liberation Sans Narrow" fo:font-weight="bold" officeooo:rsid="001e41de" officeooo:paragraph-rsid="001e41de" style:font-weight-asian="bold" style:font-weight-complex="bold"/>
    </style:style>
    <style:style style:name="P5" style:family="paragraph" style:parent-style-name="Standard">
      <style:text-properties style:font-name="Liberation Sans Narrow" officeooo:paragraph-rsid="001e41de"/>
    </style:style>
    <style:style style:name="P6" style:family="paragraph" style:parent-style-name="Standard">
      <style:text-properties style:font-name="Liberation Sans Narrow" officeooo:rsid="001f65b5" officeooo:paragraph-rsid="001f65b5"/>
    </style:style>
    <style:style style:name="T1" style:family="text">
      <style:text-properties officeooo:rsid="001e41de"/>
    </style:style>
    <style:style style:name="T2" style:family="text">
      <style:text-properties officeooo:rsid="001f65b5"/>
    </style:style>
    <style:style style:name="T3" style:family="text">
      <style:text-properties officeooo:rsid="0020d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IES JOAN RAMIS I RAMIS.</text:p>
      <text:p text:style-name="P1"/>
      <text:p text:style-name="P3">Sr. <text:span text:style-name="T2">David Alcaide.</text:span></text:p>
      <text:p text:style-name="P3">Gerente de Xerox Menorca.</text:p>
      <text:p text:style-name="P5"><text:span text:style-name="T1">Calle de </text:span>Maria Lluïsa Serra, 87, <text:span text:style-name="T2">07703.</text:span></text:p>
      <text:p text:style-name="P6">Mahón.</text:p>
      <text:p text:style-name="P3">MENORCA.</text:p>
      <text:p text:style-name="P3"/>
      <text:p text:style-name="P1"/>
      <text:p text:style-name="P1"/>
      <text:p text:style-name="P3">Señor <text:span text:style-name="T3">David Alcaide.</text:span></text:p>
      <text:p text:style-name="P3"/>
      <text:p text:style-name="P3">Nos dirijimos a usted en nombre del Instituto IES Joan Ramis i Ramis, para solicitarle una comanda de 2 equipos multifunción para nuestra institución.</text:p>
      <text:p text:style-name="P3"/>
      <text:p text:style-name="P3">Después de valorar diversas opciones para la mejora tecnológica del centro, hemos decidido optar por los modelos que ofrecéis. </text:p>
      <text:p text:style-name="P3"/>
      <text:p text:style-name="P3">A la espera de su confirmación de disponibilidad y el presupuesto correspondiente, quedamos a su disposición para cualquier consulta.</text:p>
      <text:p text:style-name="P3"/>
      <text:p text:style-name="P6">Mientras esperamos la recepción de nuestra comanda, le mandamos un saludo cordial.</text:p>
      <text:p text:style-name="P6"/>
      <text:p text:style-name="P6"/>
      <text:p text:style-name="P6"/>
      <text:p text:style-name="P6">[FIRMA]</text:p>
      <text:p text:style-name="P6"/>
      <text:p text:style-name="P6"/>
      <text:p text:style-name="P6"/>
      <text:p text:style-name="P6">Marga Seguí</text:p>
      <text:p text:style-name="P6">Directora del centro IES Joan Ramis i Ramis.</text:p>
      <text:p text:style-name="P6">Mahón 15 Noviembre de 2024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Looped Lao Bold" svg:font-family="'Noto Looped Lao Bold'" style:font-pitch="variable"/>
    <style:font-face style:name="Noto Sans Buginese" svg:font-family="'Noto Sans Buginese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Grantha" svg:font-family="'Noto Sans Grantha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4:04.050765463</meta:creation-date>
    <dc:date>2024-11-15T12:29:52.747405519</dc:date>
    <meta:editing-duration>PT4M6S</meta:editing-duration>
    <meta:editing-cycles>1</meta:editing-cycles>
    <meta:document-statistic meta:table-count="0" meta:image-count="0" meta:object-count="0" meta:page-count="1" meta:paragraph-count="15" meta:word-count="115" meta:character-count="729" meta:non-whitespace-character-count="628"/>
    <meta:generator>LibreOffice/24.2.5.2$Linux_X86_64 LibreOffice_project/420$Build-2</meta:generator>
  </office:meta>
</office:document-meta>
</file>